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Dash" svg:stroke-width="0cm" draw:fill-color="#f7d1d5" draw:textarea-horizontal-align="justify" draw:textarea-vertical-align="top" draw:auto-grow-height="false" fo:min-height="6.1cm" fo:min-width="3.31cm"/>
      <style:paragraph-properties style:writing-mode="lr-tb"/>
    </style:style>
    <style:style style:name="gr2" style:family="graphic" style:parent-style-name="standard">
      <style:graphic-properties draw:stroke="dash" draw:stroke-dash="Dash" svg:stroke-width="0cm" draw:fill-color="#f7d1d5" draw:textarea-horizontal-align="justify" draw:textarea-vertical-align="top" draw:auto-grow-height="false" fo:min-height="6.1cm" fo:min-width="3.31cm"/>
      <style:paragraph-properties style:writing-mode="lr-tb"/>
    </style:style>
    <style:style style:name="gr3" style:family="graphic" style:parent-style-name="standard">
      <style:graphic-properties draw:fill="solid" draw:fill-color="#00a933"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 fo:wrap-option="wrap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8000" draw:textarea-horizontal-align="justify" draw:textarea-vertical-align="middle" draw:auto-grow-height="false" fo:min-height="1.02cm" fo:min-width="2.04cm"/>
      <style:paragraph-properties style:writing-mode="lr-tb"/>
    </style:style>
    <style:style style:name="gr9" style:family="graphic" style:parent-style-name="standard">
      <style:graphic-properties draw:fill="solid" draw:fill-color="#ff8000" draw:textarea-horizontal-align="justify" draw:textarea-vertical-align="middle" draw:auto-grow-height="false" fo:min-height="1.02cm" fo:min-width="2.04cm" fo:wrap-option="wrap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P1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7d1d5"/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7d1d5"/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="solid" draw:fill-color="#00a933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6.35cm" svg:x="1.905cm" svg:y="4.445cm">
          <text:p text:style-name="P1"><text:span text:style-name="T1">Senso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er4" svg:width="3.81cm" svg:height="6.35cm" svg:x="14.605cm" svg:y="4.445cm">
          <text:p text:style-name="P1"><text:span text:style-name="T1">Wireless Net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2.54cm" svg:height="1.27cm" svg:x="11.113cm" svg:y="6.985cm">
          <text:p text:style-name="P4"><text:span text:style-name="T1">Micro-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27cm" svg:x="22.225cm" svg:y="5.398cm">
          <text:p text:style-name="P4"><text:span text:style-name="T1">Smart Phon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2.54cm" svg:height="1.27cm" svg:x="2.54cm" svg:y="6.986cm">
          <text:p text:style-name="P4"><text:span text:style-name="T1">Light Sens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2.54cm" svg:height="1.27cm" svg:x="2.54cm" svg:y="5.398cm">
          <text:p text:style-name="P4"><text:span text:style-name="T1">Touch Sens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2.54cm" svg:height="1.27cm" svg:x="2.54cm" svg:y="8.573cm">
          <text:p text:style-name="P4"><text:span text:style-name="T1">Occupancy/ Movement Sensor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2.54cm" svg:height="1.27cm" svg:x="15.239cm" svg:y="5.398cm">
          <text:p text:style-name="P4"><text:span text:style-name="T1">Home Wi-Fi Net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2.54cm" svg:height="1.27cm" svg:x="15.239cm" svg:y="8.573cm">
          <text:p text:style-name="P4"><text:span text:style-name="T1">Bluetoot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22.224cm" svg:y="8.573cm">
          <text:p text:style-name="P4"><text:span text:style-name="T1">Smart bulb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er4" svg:x1="17.779cm" svg:y1="6.033cm" svg:x2="22.225cm" svg:y2="6.033cm">
          <text:p/>
        </draw:line>
        <draw:line draw:style-name="gr6" draw:text-style-name="P7" draw:layer="Layer4" svg:x1="17.779cm" svg:y1="9.208cm" svg:x2="22.224cm" svg:y2="9.208cm">
          <text:p/>
        </draw:line>
        <draw:connector draw:style-name="gr7" draw:text-style-name="P8" draw:layer="Layer4" svg:x1="12.383cm" svg:y1="6.985cm" svg:x2="15.239cm" svg:y2="6.033cm" draw:start-shape="id1" draw:start-glue-point="0" draw:end-shape="id2" draw:end-glue-point="3" svg:d="M12383 6985v-952h2856" svg:viewBox="0 0 2857 953">
          <text:p/>
        </draw:connector>
        <draw:connector draw:style-name="gr7" draw:text-style-name="P8" draw:layer="Layer4" svg:x1="12.383cm" svg:y1="8.255cm" svg:x2="15.239cm" svg:y2="9.208cm" draw:start-shape="id1" draw:start-glue-point="2" draw:end-shape="id3" draw:end-glue-point="3" svg:d="M12383 8255v953h2856" svg:viewBox="0 0 2857 954">
          <text:p/>
        </draw:connector>
        <draw:connector draw:style-name="gr7" draw:text-style-name="P8" draw:layer="layout" draw:line-skew="1.11cm" svg:x1="5.08cm" svg:y1="6.033cm" svg:x2="11.113cm" svg:y2="7.62cm" draw:start-shape="id4" draw:start-glue-point="1" draw:end-shape="id1" draw:end-glue-point="3" svg:d="M5080 6033h4127v1587h1906" svg:viewBox="0 0 6034 1588">
          <text:p/>
        </draw:connector>
        <draw:connector draw:style-name="gr7" draw:text-style-name="P8" draw:layer="layout" svg:x1="5.08cm" svg:y1="7.621cm" svg:x2="11.113cm" svg:y2="7.62cm" draw:start-shape="id5" draw:start-glue-point="1" draw:end-shape="id1" draw:end-glue-point="3" svg:d="M5080 7621h3017v-1h3016" svg:viewBox="0 0 6034 2">
          <text:p/>
        </draw:connector>
        <draw:connector draw:style-name="gr7" draw:text-style-name="P8" draw:layer="layout" draw:line-skew="1.11cm" svg:x1="5.08cm" svg:y1="9.208cm" svg:x2="11.113cm" svg:y2="7.62cm" draw:start-shape="id6" draw:start-glue-point="1" draw:end-shape="id1" draw:end-glue-point="3" svg:d="M5080 9208h4127v-1588h1906" svg:viewBox="0 0 6034 1589">
          <text:p/>
        </draw:connector>
      </draw:page>
      <draw:page draw:name="page2" draw:style-name="dp1" draw:master-page-name="Default">
        <draw:custom-shape draw:style-name="gr8" draw:text-style-name="P9" draw:layer="Layer4" svg:width="2.54cm" svg:height="1.27cm" svg:x="5.397cm" svg:y="0.99cm">
          <text:p text:style-name="P4"><text:span text:style-name="T1">Electrical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er4" svg:width="2.54cm" svg:height="1.27cm" svg:x="11.747cm" svg:y="0.952cm">
          <text:p text:style-name="P4"><text:span text:style-name="T1">Communication Inter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er4" svg:width="2.54cm" svg:height="1.27cm" svg:x="8.572cm" svg:y="0.99cm">
          <text:p text:style-name="P4"><text:span text:style-name="T1">User Interface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er4" svg:x1="9.842cm" svg:y1="3.847cm" svg:x2="9.842cm" svg:y2="2.26cm">
          <text:p/>
        </draw:line>
        <draw:frame draw:style-name="gr11" draw:text-style-name="P10" draw:layer="Layer4" svg:width="1.905cm" svg:height="0.952cm" svg:x="8.89cm" svg:y="3.848cm">
          <draw:text-box>
            <text:p><text:span text:style-name="T2">Smart phone</text:span></text:p>
          </draw:text-box>
        </draw:frame>
        <draw:line draw:style-name="gr12" draw:text-style-name="P8" draw:layer="Layer4" svg:x1="6.667cm" svg:y1="3.847cm" svg:x2="6.667cm" svg:y2="2.26cm">
          <text:p/>
        </draw:line>
        <draw:frame draw:style-name="gr11" draw:text-style-name="P10" draw:layer="Layer4" svg:width="1.587cm" svg:height="0.952cm" svg:x="6.033cm" svg:y="3.848cm">
          <draw:text-box>
            <text:p><text:span text:style-name="T2">Sensors</text:span></text:p>
          </draw:text-box>
        </draw:frame>
        <draw:line draw:style-name="gr13" draw:text-style-name="P8" draw:layer="Layer4" svg:x1="13.017cm" svg:y1="3.847cm" svg:x2="13.017cm" svg:y2="2.26cm">
          <text:p/>
        </draw:line>
        <draw:frame draw:style-name="gr11" draw:text-style-name="P10" draw:layer="Layer4" svg:width="2.858cm" svg:height="0.952cm" svg:x="12.064cm" svg:y="3.81cm">
          <draw:text-box>
            <text:p><text:span text:style-name="T2">Wireless network</text:span></text:p>
            <text:p><text:span text:style-name="T2">Micro-controller</text:span></text:p>
          </draw:text-box>
        </draw:frame>
        <draw:frame draw:style-name="gr14" draw:text-style-name="P10" draw:layer="Layer4" svg:width="4.128cm" svg:height="2.223cm" svg:x="0.952cm" svg:y="0.953cm">
          <draw:text-box>
            <text:p><text:span text:style-name="T2">Major components of system:</text:span></text:p>
            <text:p><text:span text:style-name="T2">- light sensor</text:span></text:p>
            <text:p><text:span text:style-name="T2">- occupancy/movement sensor</text:span></text:p>
            <text:p><text:span text:style-name="T2">- touch sensor</text:span></text:p>
            <text:p><text:span text:style-name="T2">- micro-controller (raspberry pi)</text:span></text:p>
            <text:p><text:span text:style-name="T2">- smart phone</text:span></text:p>
            <text:p><text:span text:style-name="T2">- wireless network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1T17:23:31.597000000</meta:creation-date>
    <dc:date>2020-10-23T10:09:20.265000000</dc:date>
    <meta:editing-duration>PT28M34S</meta:editing-duration>
    <meta:editing-cycles>3</meta:editing-cycles>
    <meta:generator>LibreOffice/7.0.2.2$Windows_X86_64 LibreOffice_project/8349ace3c3162073abd90d81fd06dcfb6b36b994</meta:generator>
    <meta:document-statistic meta:object-count="27"/>
  </office:meta>
</office:document-meta>
</file>